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  <style:style style:name="T23" style:parent-style-name="instrukce" style:family="text">
      <style:text-properties style:use-window-font-color="true"/>
    </style:style>
    <style:style style:name="P24" style:parent-style-name="podpis" style:family="paragraph">
      <style:paragraph-properties fo:margin-top="0.3333in"/>
    </style:style>
    <style:style style:name="P25" style:parent-style-name="Základnítext" style:family="paragraph">
      <style:paragraph-properties fo:margin-top="0in" fo:margin-bottom="0in" fo:line-height="100%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P28" style:parent-style-name="Základnítext" style:family="paragraph">
      <style:paragraph-properties fo:margin-top="0in" fo:margin-bottom="0in" fo:line-height="100%"/>
    </style:style>
    <style:style style:name="T29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8/2024</text:p>
            <text:p text:style-name="Normální">KVOP-50997/2024</text:p>
            <text:p text:style-name="Normální">19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<text:bookmark-start text:name="Text7"/>B<text:bookmark-end text:name="Text7"/>. S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S.,</text:p>
      <text:p text:style-name="Základnítext">dne 18. 12. 2024 obdržela Kancelář veřejného ochránce práv Vaši žádost o informace. Žádáte o:</text:p>
      <text:list text:style-name="LFO3_1" text:continue-numbering="true">
        <text:list-item>
          <text:p text:style-name="P18">Zaslání vydání knihy Vězeňství č. 2<text:s/>a<text:s/></text:p>
        </text:list-item>
        <text:list-item>
          <text:p text:style-name="P19"><text:span text:style-name="T20">také byste „potřeboval něco, co se týče ochrany rodičovství ze strany matky a dítěte, které je momentálně v dočasné péči u pěstounky, neboť se jeho matka nachází ve výkonu vazby.“</text:span>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<text:span text:style-name="T21">Sborník stanovisek veřejného<text:s/></text:span><text:span text:style-name="T22">ochránce práv Vězeňství II.</text:span></text:p>
      <text:h text:style-name="Nadpis2" text:outline-level="2">K bodu č. 2</text:h>
      <text:p text:style-name="Základnítext"><text:span text:style-name="T23">Leták Jsem máma/táta ve vězení. K této části Vašeho dotazu dostanete ještě samostatnou odpověď.</text:span></text:p>
      <text:p text:style-name="Základnítext">S pozdravem</text:p>
      <text:p text:style-name="P24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Normální"/>
      <text:p text:style-name="Příloha"/>
      <text:p text:style-name="Příloha">Přílohy</text:p>
      <text:p text:style-name="P25"><text:span text:style-name="T26">Sborník stanovisek veřejné</text:span><text:span text:style-name="T27">ho ochránce práv Vězeňství II</text:span></text:p>
      <text:p text:style-name="P28"><text:span text:style-name="T29">informační leták Jsem máma/táta ve vězení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2KVF*</text:span></text:p>
        <text:p text:style-name="P12"><text:span text:style-name="T13">KVOPX00F2KVF</text:span>KVOPX00F2KV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30T11:42:00Z</meta:creation-date>
    <dc:date>2024-12-30T11:5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38" meta:character-count="954" meta:row-count="6" meta:non-whitespace-character-count="817"/>
  </office:meta>
</office:document-meta>
</file>